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 fo:break-before="page"/>
      <style:text-properties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 fo:break-before="page"/>
      <style:text-properties fo:font-size="14pt" fo:font-weight="bold" style:font-size-asian="12.25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LAB CODE FILES</text:p>
      <text:p text:style-name="P1"/>
      <text:list xml:id="list774169917" text:style-name="L1">
        <text:list-item>
          <text:p text:style-name="P2">main.m</text:p>
          <text:p text:style-name="P4">clear</text:p>
          <text:p text:style-name="P4">load GMM_data.mat</text:p>
          <text:p text:style-name="P4">loglik = 1:10;</text:p>
          <text:p text:style-name="P4">O = 2; <text:s text:c="9"/>%Number of coefficients in a vector</text:p>
          <text:p text:style-name="P4">T = 1000; <text:s text:c="8"/>%Number of vectors in a sequence</text:p>
          <text:p text:style-name="P4">nex = 1; <text:s text:c="7"/>%Number of sequences</text:p>
          <text:p text:style-name="P4">data = reshape(X',O,T,nex);</text:p>
          <text:p text:style-name="P4"></text:p>
          <text:p text:style-name="P4">for k = 1:10</text:p>
          <text:p text:style-name="P4">M = k; <text:s text:c="9"/>%Number of mixtures</text:p>
          <text:p text:style-name="P4">Q = 1; <text:s text:c="9"/>%Number of states</text:p>
          <text:p text:style-name="P4">cov_type = 'spherical';</text:p>
          <text:p text:style-name="P4"></text:p>
          <text:p text:style-name="P4">%data = randn(O,T,nex);</text:p>
          <text:p text:style-name="P4">% initial guess of parameters</text:p>
          <text:p text:style-name="P4">prior0 = normalise(rand(Q,1));</text:p>
          <text:p text:style-name="P4">transmat0 = mk_stochastic(rand(Q,Q));</text:p>
          <text:p text:style-name="P4"></text:p>
          <text:p text:style-name="P4">[mu0, Sigma0] = mixgauss_init(Q*M, data, cov_type);</text:p>
          <text:p text:style-name="P4">mu0 = reshape(mu0, [O Q M]);</text:p>
          <text:p text:style-name="P4">Sigma0 = reshape(Sigma0, [O O Q M]);</text:p>
          <text:p text:style-name="P4">mixmat0 = mk_stochastic(rand(Q,M));</text:p>
          <text:p text:style-name="P4"></text:p>
          <text:p text:style-name="P4">[model.LL, model.prior1, model.transmat1, model.mu1, model.Sigma1, model.mixmat1] = <text:s text:c="4"/>mhmm_em(data, prior0, transmat0, mu0, Sigma0, mixmat0, 'max_iter', 10);</text:p>
          <text:p text:style-name="P4"></text:p>
          <text:p text:style-name="P4"></text:p>
          <text:p text:style-name="P4">save(sprintf('model1a%d.mat',k) ,'model');</text:p>
          <text:p text:style-name="P4"></text:p>
          <text:p text:style-name="P4">end</text:p>
          <text:p text:style-name="P4">save ans1a1</text:p>
          <text:p text:style-name="P4"/>
        </text:list-item>
        <text:list-item>
          <text:p text:style-name="P6">main1a2.m</text:p>
          <text:p text:style-name="P4">clear</text:p>
          <text:p text:style-name="P4">load GMM_data.mat</text:p>
          <text:p text:style-name="P4">loglik = 1:10;</text:p>
          <text:p text:style-name="P4">for k=1:10</text:p>
          <text:p text:style-name="P4">load(sprintf('model1a%d',k));</text:p>
          <text:p text:style-name="P4">loglik(k) = GMM_llhood(model,Xho);</text:p>
          <text:p text:style-name="P4">end</text:p>
          <text:p text:style-name="P4">plot(1:10,loglik);</text:p>
          <text:p text:style-name="P4"/>
        </text:list-item>
        <text:list-item>
          <text:p text:style-name="P2">main1a3.m</text:p>
          <text:p text:style-name="P4">clear</text:p>
          <text:p text:style-name="P4">load GMM_data.mat</text:p>
          <text:p text:style-name="P4">load model1a3.mat</text:p>
          <text:p text:style-name="P4">O = 2; <text:s text:c="9"/>%Number of coefficients in a vector</text:p>
          <text:p text:style-name="P4">T = 1000; <text:s text:c="8"/>%Number of vectors in a sequence</text:p>
          <text:p text:style-name="P4">nex = 1; <text:s text:c="7"/>%Number of sequences</text:p>
          <text:p text:style-name="P4">data = reshape(X',O,T,nex);</text:p>
          <text:p text:style-name="P4"></text:p>
          <text:p text:style-name="P4">M = 3; <text:s text:c="9"/>%Number of mixtures</text:p>
          <text:p text:style-name="P4">Q = 1; <text:s text:c="9"/>%Number of states</text:p>
          <text:p text:style-name="P4">cov_type = 'spherical';</text:p>
          <text:p text:style-name="P4"></text:p>
          <text:p text:style-name="P4">prior0 = normalise(rand(Q,1));</text:p>
          <text:p text:style-name="P4">transmat0 = mk_stochastic(rand(Q,Q));</text:p>
          <text:p text:style-name="P4"></text:p>
          <text:p text:style-name="P4">[mu0, Sigma0] = mixgauss_init(Q*M, data, cov_type);</text:p>
          <text:p text:style-name="P4">mu0 = reshape(mu0, [O Q M]);</text:p>
          <text:p text:style-name="P4">Sigma0 = reshape(Sigma0, [O O Q M]);</text:p>
          <text:p text:style-name="P4">mixmat0 = mk_stochastic(rand(Q,M));</text:p>
          <text:p text:style-name="P4"></text:p>
          <text:p text:style-name="P4">[LL, prior, transmat, mu, Sigma, mixmat, loglik3, mu1, sigma1, mu2, sigma2, mu3, sigma3] = <text:s/>mhmm_em_dump(data, prior0, transmat0, mu0, Sigma0, mixmat0, 'max_iter',10);</text:p>
          <text:p text:style-name="P4"></text:p>
          <text:p text:style-name="P4">h1 = figure();</text:p>
          <text:p text:style-name="P4">hold on</text:p>
          <text:p text:style-name="P4"><text:s text:c="4"/>contour_plot(mu1(:,1)',sigma1(:,:,1,1),'r');</text:p>
          <text:p text:style-name="P4"><text:s text:c="4"/>contour_plot(mu1(:,2)',sigma1(:,:,1,2),'g');</text:p>
          <text:p text:style-name="P4"><text:s text:c="4"/>contour_plot(mu1(:,3)',sigma1(:,:,1,3),'b');</text:p>
          <text:p text:style-name="P4"></text:p>
          <text:p text:style-name="P4">h2 = figure();</text:p>
          <text:p text:style-name="P4">hold on</text:p>
          <text:p text:style-name="P4"><text:s text:c="4"/>contour_plot(mu2(:,1)',sigma2(:,:,1,1),'r');</text:p>
          <text:p text:style-name="P4"><text:s text:c="4"/>contour_plot(mu2(:,2)',sigma2(:,:,1,2),'g');</text:p>
          <text:p text:style-name="P4"><text:soft-page-break/><text:s text:c="4"/>contour_plot(mu2(:,3)',sigma2(:,:,1,3),'b');</text:p>
          <text:p text:style-name="P4"></text:p>
          <text:p text:style-name="P4">h3 = figure();</text:p>
          <text:p text:style-name="P4">hold on</text:p>
          <text:p text:style-name="P4"><text:s text:c="4"/>contour_plot(mu3(:,1)',sigma3(:,:,1,1),'r');</text:p>
          <text:p text:style-name="P4"><text:s text:c="4"/>contour_plot(mu3(:,2)',sigma3(:,:,1,2),'g');</text:p>
          <text:p text:style-name="P4"><text:s text:c="4"/>contour_plot(mu3(:,3)',sigma3(:,:,1,3),'b');</text:p>
          <text:p text:style-name="P4"></text:p>
          <text:p text:style-name="P4">h4 = figure();</text:p>
          <text:p text:style-name="P4">plot(3:3:9,loglik3);</text:p>
        </text:list-item>
      </text:list>
      <text:p text:style-name="P3"/>
      <text:p text:style-name="P3"/>
      <text:list xml:id="list1106313389" text:continue-numbering="true" text:style-name="L1">
        <text:list-item>
          <text:p text:style-name="P2">GMM_llhood.m</text:p>
          <text:p text:style-name="P4">function llhood = GMM_llhood(model,X)</text:p>
          <text:p text:style-name="P4"></text:p>
          <text:p text:style-name="P4">% Input <text:s/>: <text:s/>model - structure containing parameters of GMM</text:p>
          <text:p text:style-name="P4">% <text:s text:c="10"/>X - matrix containing data (one instance per row)</text:p>
          <text:p text:style-name="P4">% Output : <text:s/>llhood - loglikelihood of the data X given the model,</text:p>
          <text:p text:style-name="P4">% <text:s text:c="19"/>i.e. log P(X|model)</text:p>
          <text:p text:style-name="P4"></text:p>
          <text:p text:style-name="P4">% Please change the code below appropriately</text:p>
          <text:p text:style-name="P4">O = 2; <text:s text:c="9"/>%Number of coefficients in a vector</text:p>
          <text:p text:style-name="P4">T = 1000; <text:s text:c="8"/>%Number of vectors in a sequence</text:p>
          <text:p text:style-name="P4">nex = 1; <text:s text:c="7"/>%Number of sequences</text:p>
          <text:p text:style-name="P4">data = reshape(X',O,T,nex);</text:p>
          <text:p text:style-name="P4"></text:p>
          <text:p text:style-name="P4">llhood = mhmm_logprob(data, model.prior1, model.transmat1, model.mu1, model.Sigma1, model.mixmat1);</text:p>
          <text:p text:style-name="P4"></text:p>
          <text:p text:style-name="P4">end</text:p>
          <text:p text:style-name="P4"/>
          <text:p text:style-name="P5"/>
        </text:list-item>
        <text:list-item>
          <text:p text:style-name="P2">contour_plot.m</text:p>
          <text:p text:style-name="P4">function contour_plot(mu, sigma, linespec)</text:p>
          <text:p text:style-name="P4">% Input <text:s/>: mu - is the mean of a 2-D Gaussian.</text:p>
          <text:p text:style-name="P4">% <text:s text:c="9"/>sigma - is the 2x2 covariance matrix of the Gaussian.</text:p>
          <text:p text:style-name="P4">% <text:s text:c="9"/>linespec - use this to specify the color of the plot,</text:p>
          <text:p text:style-name="P4">% <text:s text:c="9"/>e.g. 'r', 'g', 'b', etc.</text:p>
          <text:p text:style-name="P4"></text:p>
          <text:p text:style-name="P4">% Output : Contour plot for the Gaussian</text:p>
          <text:p text:style-name="P4">% Tip <text:s text:c="3"/>: Use "hold on;" and call this three times (one for each Gaussian).</text:p>
          <text:p text:style-name="P4">x1range=0:0.1:4;</text:p>
          <text:p text:style-name="P4">x2range=0:0.1:4;</text:p>
          <text:p text:style-name="P4">[X1 X2] = meshgrid(x1range, x2range);</text:p>
          <text:p text:style-name="P4"></text:p>
          <text:p text:style-name="P4">Z = zeros(length(x2range), length(x1range));</text:p>
          <text:p text:style-name="P4">for n1 = 1:length(x2range)</text:p>
          <text:p text:style-name="P4"><text:s text:c="4"/>for n2 = 1:length(x1range)</text:p>
          <text:p text:style-name="P4"><text:s text:c="8"/>Z(n1,n2) = mvnpdf_cd([X1(n1,n2) X2(n1,n2)], mu, sigma);</text:p>
          <text:p text:style-name="P4"><text:s text:c="4"/>end</text:p>
          <text:p text:style-name="P4">end</text:p>
          <text:p text:style-name="P4">contour(X1, X2, Z, 2, linespec);</text:p>
          <text:p text:style-name="P4">axis square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ndrahas </meta:initial-creator>
    <meta:creation-date>2012-03-13T08:46:58</meta:creation-date>
    <meta:document-statistic meta:table-count="0" meta:image-count="0" meta:object-count="0" meta:page-count="4" meta:paragraph-count="122" meta:word-count="550" meta:character-count="3822"/>
    <dc:date>2012-03-13T08:54:58</dc:date>
    <dc:creator>Chandrahas </dc:creator>
    <meta:editing-duration>PT00H08M02S</meta:editing-duration>
    <meta:editing-cycles>1</meta:editing-cycles>
    <meta:generator>OpenOffice.org/3.2$Linux OpenOffice.org_project/320m12$Build-9483</meta:generator>
  </office:meta>
</office:document-meta>
</file>